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8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table:number-columns-repeated="2"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33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table table:name="CONNECTION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7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6" office:value-type="string" calcext:value-type="string">
            <text:p>train</text:p>
          </table:table-cell>
          <table:table-cell table:style-name="ce36" office:value-type="string" calcext:value-type="string">
            <text:p>val</text:p>
          </table:table-cell>
          <table:table-cell table:style-name="ce36" office:value-type="string" calcext:value-type="string">
            <text:p>overfitting</text:p>
          </table:table-cell>
          <table:table-cell table:style-name="ce3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38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🡕" calcext:value-type="string">
            <text:p>🡕</text:p>
          </table:table-cell>
          <table:table-cell table:style-name="ce38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/>
          <table:table-cell table:number-columns-repeated="6"/>
          <table:table-cell table:style-name="ce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Default" table:number-columns-repeated="5"/>
          <table:table-cell table:number-columns-repeated="16363"/>
        </table:table-row>
        <table:table-row table:style-name="ro1" table:number-rows-repeated="7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1636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6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better" calcext:value="=&quot;🡑&quot;" calcext:base-cell-address="CONNECTION.L1"/>
            <calcext:condition calcext:apply-style-name="worse" calcext:value="=&quot;🡓&quot;" calcext:base-cell-address="CONNECTION.L1"/>
            <calcext:condition calcext:apply-style-name="marginally_better" calcext:value="=&quot;🡕&quot;" calcext:base-cell-address="CONNECTION.L1"/>
            <calcext:condition calcext:apply-style-name="marginally_worse" calcext:value="=&quot;🡖&quot;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21:02:02.155380419</dc:date>
    <meta:editing-duration>PT6H36M56S</meta:editing-duration>
    <meta:editing-cycles>62</meta:editing-cycles>
    <meta:generator>LibreOffice/7.6.6.3$Linux_X86_64 LibreOffice_project/60$Build-3</meta:generator>
    <meta:document-statistic meta:table-count="5" meta:cell-count="3711" meta:object-count="0"/>
  </office:meta>
</office:document-meta>
</file>